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898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istiche" table:style-name="ta1" table:print="false">
        <table:table-column table:style-name="co3" table:number-columns-repeated="2" table:default-cell-style-name="Default"/>
        <table:table-column table:style-name="co2" table:number-columns-repeated="5" table:default-cell-style-name="Default"/>
        <table:table-row table:style-name="ro2">
          <table:table-cell table:style-name="ce1" office:value-type="string">
            <text:p>Tool</text:p>
          </table:table-cell>
          <table:table-cell/>
          <table:table-cell table:style-name="ce2" office:value-type="string">
            <text:p>maggio</text:p>
          </table:table-cell>
          <table:table-cell table:style-name="ce2" office:value-type="string">
            <text:p>giugno</text:p>
          </table:table-cell>
          <table:table-cell table:style-name="ce2" office:value-type="string">
            <text:p>luglio</text:p>
          </table:table-cell>
          <table:table-cell table:style-name="ce2" office:value-type="string">
            <text:p>Differenza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3">
            <text:p>Webmaster Tool</text:p>
          </table:table-cell>
          <table:table-cell table:style-name="ce2" office:value-type="string">
            <text:p>Impressioni</text:p>
          </table:table-cell>
          <table:table-cell office:value-type="float" office:value="613844">
            <text:p>613844</text:p>
          </table:table-cell>
          <table:table-cell office:value-type="float" office:value="468159">
            <text:p>468159</text:p>
          </table:table-cell>
          <table:table-cell office:value-type="float" office:value="392642">
            <text:p>392642</text:p>
          </table:table-cell>
          <table:table-cell table:formula="of:=[.E2]-[.D2]" office:value-type="float" office:value="-75517">
            <text:p>-75517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Click</text:p>
          </table:table-cell>
          <table:table-cell office:value-type="float" office:value="31078">
            <text:p>31078</text:p>
          </table:table-cell>
          <table:table-cell office:value-type="float" office:value="24701">
            <text:p>24701</text:p>
          </table:table-cell>
          <table:table-cell office:value-type="float" office:value="21172">
            <text:p>21172</text:p>
          </table:table-cell>
          <table:table-cell table:formula="of:=[.E3]-[.D3]" office:value-type="float" office:value="-3529">
            <text:p>-3529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CTR</text:p>
          </table:table-cell>
          <table:table-cell table:formula="of:=ROUND([.C3]*100/[.C2];2)" office:value-type="float" office:value="5.06">
            <text:p>5.06</text:p>
          </table:table-cell>
          <table:table-cell table:formula="of:=ROUND([.D3]*100/[.D2];2)" office:value-type="float" office:value="5.28">
            <text:p>5.28</text:p>
          </table:table-cell>
          <table:table-cell office:value-type="float" office:value="5.39">
            <text:p>5.39</text:p>
          </table:table-cell>
          <table:table-cell table:formula="of:=[.E4]-[.D4]" office:value-type="float" office:value="0.109999999999999">
            <text:p>0.11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11">
            <text:p>Google Analytics</text:p>
          </table:table-cell>
          <table:table-cell table:style-name="ce2" office:value-type="string">
            <text:p>Sessioni</text:p>
          </table:table-cell>
          <table:table-cell office:value-type="float" office:value="36851">
            <text:p>36851</text:p>
          </table:table-cell>
          <table:table-cell office:value-type="float" office:value="29181">
            <text:p>29181</text:p>
          </table:table-cell>
          <table:table-cell office:value-type="float" office:value="26285">
            <text:p>26285</text:p>
          </table:table-cell>
          <table:table-cell table:formula="of:=[.E5]-[.D5]" office:value-type="float" office:value="-2896">
            <text:p>-2896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Sessioni (Search Engine)</text:p>
          </table:table-cell>
          <table:table-cell office:value-type="float" office:value="30503">
            <text:p>30503</text:p>
          </table:table-cell>
          <table:table-cell office:value-type="float" office:value="23996">
            <text:p>23996</text:p>
          </table:table-cell>
          <table:table-cell office:value-type="float" office:value="21265">
            <text:p>21265</text:p>
          </table:table-cell>
          <table:table-cell table:formula="of:=[.E6]-[.D6]" office:value-type="float" office:value="-2731">
            <text:p>-2731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Sessioni (Diretto)</text:p>
          </table:table-cell>
          <table:table-cell office:value-type="float" office:value="5602">
            <text:p>5602</text:p>
          </table:table-cell>
          <table:table-cell office:value-type="float" office:value="4476">
            <text:p>4476</text:p>
          </table:table-cell>
          <table:table-cell office:value-type="float" office:value="4253">
            <text:p>4253</text:p>
          </table:table-cell>
          <table:table-cell table:formula="of:=[.E7]-[.D7]" office:value-type="float" office:value="-223">
            <text:p>-223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Sessioni (Referral)</text:p>
          </table:table-cell>
          <table:table-cell office:value-type="float" office:value="746">
            <text:p>746</text:p>
          </table:table-cell>
          <table:table-cell office:value-type="float" office:value="709">
            <text:p>709</text:p>
          </table:table-cell>
          <table:table-cell office:value-type="float" office:value="767">
            <text:p>767</text:p>
          </table:table-cell>
          <table:table-cell table:formula="of:=[.E8]-[.D8]" office:value-type="float" office:value="58">
            <text:p>58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</text:p>
          </table:table-cell>
          <table:table-cell office:value-type="float" office:value="30550">
            <text:p>30550</text:p>
          </table:table-cell>
          <table:table-cell office:value-type="float" office:value="24214">
            <text:p>24214</text:p>
          </table:table-cell>
          <table:table-cell office:value-type="float" office:value="21680">
            <text:p>21680</text:p>
          </table:table-cell>
          <table:table-cell table:formula="of:=[.E9]-[.D9]" office:value-type="float" office:value="-2534">
            <text:p>-2534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 (Search Engine)</text:p>
          </table:table-cell>
          <table:table-cell office:value-type="float" office:value="23473">
            <text:p>23473</text:p>
          </table:table-cell>
          <table:table-cell office:value-type="float" office:value="18450">
            <text:p>18450</text:p>
          </table:table-cell>
          <table:table-cell office:value-type="float" office:value="16232">
            <text:p>16232</text:p>
          </table:table-cell>
          <table:table-cell table:formula="of:=[.E10]-[.D10]" office:value-type="float" office:value="-2218">
            <text:p>-2218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 (Diretto)</text:p>
          </table:table-cell>
          <table:table-cell office:value-type="float" office:value="4221">
            <text:p>4221</text:p>
          </table:table-cell>
          <table:table-cell office:value-type="float" office:value="3425">
            <text:p>3425</text:p>
          </table:table-cell>
          <table:table-cell office:value-type="float" office:value="3312">
            <text:p>3312</text:p>
          </table:table-cell>
          <table:table-cell table:formula="of:=[.E11]-[.D11]" office:value-type="float" office:value="-113">
            <text:p>-113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 (Referral)</text:p>
          </table:table-cell>
          <table:table-cell office:value-type="float" office:value="433">
            <text:p>433</text:p>
          </table:table-cell>
          <table:table-cell office:value-type="float" office:value="466">
            <text:p>466</text:p>
          </table:table-cell>
          <table:table-cell office:value-type="float" office:value="48">
            <text:p>48</text:p>
          </table:table-cell>
          <table:table-cell table:formula="of:=[.E12]-[.D12]" office:value-type="float" office:value="-418">
            <text:p>-418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Pagine</text:p>
          </table:table-cell>
          <table:table-cell office:value-type="float" office:value="57589">
            <text:p>57589</text:p>
          </table:table-cell>
          <table:table-cell office:value-type="float" office:value="44929">
            <text:p>44929</text:p>
          </table:table-cell>
          <table:table-cell office:value-type="float" office:value="42775">
            <text:p>42775</text:p>
          </table:table-cell>
          <table:table-cell table:formula="of:=[.E13]-[.D13]" office:value-type="float" office:value="-2154">
            <text:p>-2154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Pagine/Sessione</text:p>
          </table:table-cell>
          <table:table-cell office:value-type="float" office:value="1.56">
            <text:p>1.56</text:p>
          </table:table-cell>
          <table:table-cell table:formula="of:=ROUND([.D13]/[.D5];2)" office:value-type="float" office:value="1.54">
            <text:p>1.54</text:p>
          </table:table-cell>
          <table:table-cell table:formula="of:=ROUND([.E13]/[.E5];2)" office:value-type="float" office:value="1.63">
            <text:p>1.63</text:p>
          </table:table-cell>
          <table:table-cell table:formula="of:=[.E14]-[.D14]" office:value-type="float" office:value="0.0899999999999999">
            <text:p>0.09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Frequenza Rimbalzo</text:p>
          </table:table-cell>
          <table:table-cell office:value-type="float" office:value="81">
            <text:p>81</text:p>
          </table:table-cell>
          <table:table-cell office:value-type="float" office:value="81.8">
            <text:p>81.8</text:p>
          </table:table-cell>
          <table:table-cell office:value-type="float" office:value="80.47">
            <text:p>80.47</text:p>
          </table:table-cell>
          <table:table-cell table:formula="of:=[.E15]-[.D15]" office:value-type="float" office:value="-1.33">
            <text:p>-1.33</text:p>
          </table:table-cell>
          <table:table-cell/>
        </table:table-row>
        <table:table-row table:style-name="ro2">
          <table:table-cell table:style-name="ce1" office:value-type="string">
            <text:p>Facebook</text:p>
          </table:table-cell>
          <table:table-cell table:style-name="ce2" office:value-type="string">
            <text:p>Facebook Fan</text:p>
          </table:table-cell>
          <table:table-cell/>
          <table:table-cell office:value-type="float" office:value="5913">
            <text:p>5913</text:p>
          </table:table-cell>
          <table:table-cell office:value-type="float" office:value="5924">
            <text:p>5924</text:p>
          </table:table-cell>
          <table:table-cell table:formula="of:=[.E16]-[.D16]" office:value-type="float" office:value="11">
            <text:p>11</text:p>
          </table:table-cell>
          <table:table-cell/>
        </table:table-row>
        <table:table-row table:style-name="ro2">
          <table:table-cell table:style-name="ce1" office:value-type="string">
            <text:p>Aweber</text:p>
          </table:table-cell>
          <table:table-cell table:style-name="ce2" office:value-type="string">
            <text:p>Newsletter</text:p>
          </table:table-cell>
          <table:table-cell table:number-columns-repeated="3" office:value-type="float" office:value="4450">
            <text:p>4450</text:p>
          </table:table-cell>
          <table:table-cell table:formula="of:=[.E17]-[.D17]" office:value-type="float" office:value="0">
            <text:p>0</text:p>
          </table:table-cell>
          <table:table-cell/>
        </table:table-row>
        <table:table-row table:style-name="ro2">
          <table:table-cell table:style-name="ce1"/>
          <table:table-cell table:style-name="ce2" office:value-type="string">
            <text:p>Ricavi</text:p>
          </table:table-cell>
          <table:table-cell table:formula="of:=[.C19]+[.C20]" office:value-type="float" office:value="122.71">
            <text:p>122.71</text:p>
          </table:table-cell>
          <table:table-cell table:formula="of:=[.D19]+[.D20]" office:value-type="float" office:value="100.84">
            <text:p>100.84</text:p>
          </table:table-cell>
          <table:table-cell table:formula="of:=[.E19]+[.E20]" office:value-type="float" office:value="83.58">
            <text:p>83.58</text:p>
          </table:table-cell>
          <table:table-cell table:formula="of:=[.E18]-[.D18]" office:value-type="float" office:value="-17.26">
            <text:p>-17.26</text:p>
          </table:table-cell>
          <table:table-cell/>
        </table:table-row>
        <table:table-row table:style-name="ro2">
          <table:table-cell table:style-name="ce1" office:value-type="string">
            <text:p>Adsense</text:p>
          </table:table-cell>
          <table:table-cell table:style-name="ce2" office:value-type="string">
            <text:p>Adsense</text:p>
          </table:table-cell>
          <table:table-cell office:value-type="float" office:value="92.66">
            <text:p>92.66</text:p>
          </table:table-cell>
          <table:table-cell office:value-type="float" office:value="86.25">
            <text:p>86.25</text:p>
          </table:table-cell>
          <table:table-cell office:value-type="float" office:value="69.67">
            <text:p>69.67</text:p>
          </table:table-cell>
          <table:table-cell table:formula="of:=[.E19]-[.D19]" office:value-type="float" office:value="-16.58">
            <text:p>-16.58</text:p>
          </table:table-cell>
          <table:table-cell/>
        </table:table-row>
        <table:table-row table:style-name="ro2">
          <table:table-cell table:style-name="ce1" office:value-type="string">
            <text:p>Amazon</text:p>
          </table:table-cell>
          <table:table-cell table:style-name="ce2" office:value-type="string">
            <text:p>Amazon</text:p>
          </table:table-cell>
          <table:table-cell office:value-type="float" office:value="30.05">
            <text:p>30.05</text:p>
          </table:table-cell>
          <table:table-cell office:value-type="float" office:value="14.59">
            <text:p>14.59</text:p>
          </table:table-cell>
          <table:table-cell office:value-type="float" office:value="13.91">
            <text:p>13.91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>
          <table:table-cell>
            <draw:frame table:end-cell-address="Statistiche.F44" table:end-x="0.8752in" table:end-y="0.1606in" draw:z-index="0" draw:style-name="gr1" draw:text-style-name="P1" svg:width="7.189in" svg:height="3.3161in" svg:x="0.1181in" svg:y="0.1654in">
              <draw:object draw:notify-on-update-of-ranges="Statistiche.C1:Statistiche.E1 Statistiche.B6:Statistiche.B6 Statistiche.C6:Statistiche.E6 Statistiche.B7:Statistiche.B7 Statistiche.C7:Statistiche.E7 Statistiche.B8:Statistiche.B8 Statistiche.C8:Statistiche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tatistiche.N44" table:end-x="0.3953in" table:end-y="0.0043in" draw:z-index="1" draw:style-name="gr1" draw:text-style-name="P1" svg:width="6.3in" svg:height="3.3102in" svg:x="0.3185in" svg:y="0.015in">
              <draw:object draw:notify-on-update-of-ranges="Statistiche.C1:Statistiche.E1 Statistiche.B10:Statistiche.B10 Statistiche.C10:Statistiche.E10 Statistiche.B11:Statistiche.B11 Statistiche.C11:Statistiche.E11 Statistiche.B12:Statistiche.B12 Statistiche.C12:Statistiche.E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21">
          <table:table-cell table:number-columns-repeated="7"/>
        </table:table-row>
        <table:table-row table:style-name="ro2">
          <table:table-cell>
            <draw:frame table:end-cell-address="Statistiche.G66" table:end-x="0.0083in" table:end-y="0.0972in" draw:z-index="2" draw:style-name="gr1" draw:text-style-name="P1" svg:width="7.189in" svg:height="3.3075in" svg:x="0.1402in" svg:y="0.1106in">
              <draw:object draw:notify-on-update-of-ranges="Statistiche.C1:Statistiche.E1 Statistiche.B13:Statistiche.B13 Statistiche.C13:Statistiche.E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tatistiche.N66" table:end-x="0.4331in" table:end-y="0.1028in" draw:z-index="3" draw:style-name="gr1" draw:text-style-name="P1" svg:width="6.3in" svg:height="3.3106in" svg:x="0.3563in" svg:y="0.113in">
              <draw:object draw:notify-on-update-of-ranges="Statistiche.C1:Statistiche.E1 Statistiche.B2:Statistiche.B2 Statistiche.C2:Statistiche.E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 table:number-rows-repeated="22">
          <table:table-cell table:number-columns-repeated="7"/>
        </table:table-row>
        <table:table-row table:style-name="ro2">
          <table:table-cell>
            <draw:frame table:end-cell-address="Statistiche.G89" table:end-x="0.0465in" table:end-y="0.1209in" draw:z-index="4" draw:style-name="gr1" draw:text-style-name="P1" svg:width="7.189in" svg:height="3.3075in" svg:x="0.1783in" svg:y="0.1343in">
              <draw:object draw:notify-on-update-of-ranges="Statistiche.C1:Statistiche.E1 Statistiche.B3:Statistiche.B3 Statistiche.C3:Statistiche.E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8/02/2017</text:date>, <text:time>11:33: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tore D'Angelo</meta:initial-creator>
    <meta:creation-date>2017-07-17T13:21:40.86</meta:creation-date>
    <dc:date>2017-08-02T11:33:39</dc:date>
    <meta:editing-duration>PT3H40M51S</meta:editing-duration>
    <meta:editing-cycles>16</meta:editing-cycles>
    <meta:generator>OpenOffice/4.1.3$Unix OpenOffice.org_project/413m1$Build-9783</meta:generator>
    <meta:document-statistic meta:table-count="3" meta:cell-count="1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61cm" svg:height="8.424cm" xlink:href=".." xlink:type="simple" chart:class="chart:bar" chart:style-name="ch1">
        <chart:title svg:x="8.181cm" svg:y="0.303cm" chart:style-name="ch2">
          <text:p>Sessioni</text:p>
        </chart:title>
        <chart:legend chart:legend-position="end" svg:x="13.534cm" svg:y="3.421cm" style:legend-expansion="high" chart:style-name="ch3"/>
        <chart:plot-area chart:style-name="ch4" table:cell-range-address="Statistiche.C1:Statistiche.E1 Statistiche.B6:Statistiche.E8" chart:data-source-has-labels="both" svg:x="0.815cm" svg:y="1.592cm" svg:width="11.989cm" svg:height="6.244cm">
          <chartooo:coordinate-region svg:x="2.059cm" svg:y="1.789cm" svg:width="10.745cm" svg:height="5.404cm"/>
          <chart:axis chart:dimension="x" chart:name="primary-x" chart:style-name="ch5" chartooo:axis-type="auto">
            <chartooo:date-scale/>
            <chart:categories table:cell-range-address="Statistiche.C1:Statistiche.E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tatistiche.C6:Statistiche.E6" chart:label-cell-address="Statistiche.B6:Statistiche.B6" chart:class="chart:bar">
            <chart:data-point chart:repeated="3"/>
          </chart:series>
          <chart:series chart:style-name="ch9" chart:values-cell-range-address="Statistiche.C7:Statistiche.E7" chart:label-cell-address="Statistiche.B7:Statistiche.B7" chart:class="chart:bar">
            <chart:data-point chart:repeated="3"/>
          </chart:series>
          <chart:series chart:style-name="ch10" chart:values-cell-range-address="Statistiche.C8:Statistiche.E8" chart:label-cell-address="Statistiche.B8:Statistiche.B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Sessioni (Search Engine)</text:p>
                <draw:g>
                  <svg:desc>Statistiche.B6:Statistiche.B6</svg:desc>
                </draw:g>
              </table:table-cell>
              <table:table-cell office:value-type="float" office:value="30503">
                <text:p>30503</text:p>
                <draw:g>
                  <svg:desc>Statistiche.C6:Statistiche.E6</svg:desc>
                </draw:g>
              </table:table-cell>
              <table:table-cell office:value-type="float" office:value="23996">
                <text:p>23996</text:p>
              </table:table-cell>
              <table:table-cell office:value-type="float" office:value="21265">
                <text:p>21265</text:p>
              </table:table-cell>
            </table:table-row>
            <table:table-row>
              <table:table-cell office:value-type="string">
                <text:p>Sessioni (Diretto)</text:p>
                <draw:g>
                  <svg:desc>Statistiche.B7:Statistiche.B7</svg:desc>
                </draw:g>
              </table:table-cell>
              <table:table-cell office:value-type="float" office:value="5602">
                <text:p>5602</text:p>
                <draw:g>
                  <svg:desc>Statistiche.C7:Statistiche.E7</svg:desc>
                </draw:g>
              </table:table-cell>
              <table:table-cell office:value-type="float" office:value="4476">
                <text:p>4476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Sessioni (Referral)</text:p>
                <draw:g>
                  <svg:desc>Statistiche.B8:Statistiche.B8</svg:desc>
                </draw:g>
              </table:table-cell>
              <table:table-cell office:value-type="float" office:value="746">
                <text:p>746</text:p>
                <draw:g>
                  <svg:desc>Statistiche.C8:Statistiche.E8</svg:desc>
                </draw:g>
              </table:table-cell>
              <table:table-cell office:value-type="float" office:value="709">
                <text:p>709</text:p>
              </table:table-cell>
              <table:table-cell office:value-type="float" office:value="767">
                <text:p>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409cm" xlink:href=".." xlink:type="simple" chart:class="chart:bar" chart:style-name="ch1">
        <chart:title svg:x="7.317cm" svg:y="0.303cm" chart:style-name="ch2">
          <text:p>Utenti</text:p>
        </chart:title>
        <chart:legend chart:legend-position="end" svg:x="11.669cm" svg:y="3.413cm" style:legend-expansion="high" chart:style-name="ch3"/>
        <chart:plot-area chart:style-name="ch4" table:cell-range-address="Statistiche.C1:Statistiche.E1 Statistiche.B10:Statistiche.E12" chart:data-source-has-labels="both" svg:x="0.77cm" svg:y="1.592cm" svg:width="10.259cm" svg:height="6.229cm">
          <chartooo:coordinate-region svg:x="2.014cm" svg:y="1.789cm" svg:width="9.015cm" svg:height="5.389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0:Statistiche.E10" chart:label-cell-address="Statistiche.B10:Statistiche.B10" chart:class="chart:bar">
            <chart:data-point chart:repeated="3"/>
          </chart:series>
          <chart:series chart:style-name="ch9" chart:values-cell-range-address="Statistiche.C11:Statistiche.E11" chart:label-cell-address="Statistiche.B11:Statistiche.B11" chart:class="chart:bar">
            <chart:data-point chart:repeated="3"/>
          </chart:series>
          <chart:series chart:style-name="ch10" chart:values-cell-range-address="Statistiche.C12:Statistiche.E12" chart:label-cell-address="Statistiche.B12:Statistiche.B1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Utenti (Search Engine)</text:p>
                <draw:g>
                  <svg:desc>Statistiche.B10:Statistiche.B10</svg:desc>
                </draw:g>
              </table:table-cell>
              <table:table-cell office:value-type="float" office:value="23473">
                <text:p>23473</text:p>
                <draw:g>
                  <svg:desc>Statistiche.C10:Statistiche.E10</svg:desc>
                </draw:g>
              </table:table-cell>
              <table:table-cell office:value-type="float" office:value="18450">
                <text:p>18450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string">
                <text:p>Utenti (Diretto)</text:p>
                <draw:g>
                  <svg:desc>Statistiche.B11:Statistiche.B11</svg:desc>
                </draw:g>
              </table:table-cell>
              <table:table-cell office:value-type="float" office:value="4221">
                <text:p>4221</text:p>
                <draw:g>
                  <svg:desc>Statistiche.C11:Statistiche.E11</svg:desc>
                </draw:g>
              </table:table-cell>
              <table:table-cell office:value-type="float" office:value="3425">
                <text:p>342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Utenti (Referral)</text:p>
                <draw:g>
                  <svg:desc>Statistiche.B12:Statistiche.B12</svg:desc>
                </draw:g>
              </table:table-cell>
              <table:table-cell office:value-type="float" office:value="433">
                <text:p>433</text:p>
                <draw:g>
                  <svg:desc>Statistiche.C12:Statistiche.E12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61cm" svg:height="8.402cm" xlink:href=".." xlink:type="simple" chart:class="chart:bar" chart:style-name="ch1">
        <chart:title svg:x="8.331cm" svg:y="0.303cm" chart:style-name="ch2">
          <text:p>Pagine</text:p>
        </chart:title>
        <chart:legend chart:legend-position="end" svg:x="16.398cm" svg:y="3.904cm" style:legend-expansion="high" chart:style-name="ch3"/>
        <chart:plot-area chart:style-name="ch4" table:cell-range-address="Statistiche.C1:Statistiche.E1 Statistiche.B13:Statistiche.E13" chart:data-source-has-labels="both" svg:x="0.815cm" svg:y="1.592cm" svg:width="14.853cm" svg:height="6.222cm">
          <chartooo:coordinate-region svg:x="2.059cm" svg:y="1.789cm" svg:width="13.609cm" svg:height="5.382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3:Statistiche.E13" chart:label-cell-address="Statistiche.B13:Statistiche.B1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Pagine</text:p>
                <draw:g>
                  <svg:desc>Statistiche.B13:Statistiche.B13</svg:desc>
                </draw:g>
              </table:table-cell>
              <table:table-cell office:value-type="float" office:value="57589">
                <text:p>57589</text:p>
                <draw:g>
                  <svg:desc>Statistiche.C13:Statistiche.E13</svg:desc>
                </draw:g>
              </table:table-cell>
              <table:table-cell office:value-type="float" office:value="44929">
                <text:p>44929</text:p>
              </table:table-cell>
              <table:table-cell office:value-type="float" office:value="42775">
                <text:p>42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41cm" xlink:href=".." xlink:type="simple" chart:class="chart:bar" chart:style-name="ch1">
        <chart:title svg:x="5.401cm" svg:y="0.303cm" chart:style-name="ch2">
          <text:p>Presenza Motori Ricerca</text:p>
        </chart:title>
        <chart:legend chart:legend-position="end" svg:x="13.447cm" svg:y="3.908cm" style:legend-expansion="high" chart:style-name="ch3"/>
        <chart:plot-area chart:style-name="ch4" table:cell-range-address="Statistiche.B1:Statistiche.E2" chart:data-source-has-labels="both" svg:x="0.77cm" svg:y="1.592cm" svg:width="12.037cm" svg:height="6.23cm">
          <chartooo:coordinate-region svg:x="2.199cm" svg:y="1.789cm" svg:width="10.608cm" svg:height="5.39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2:Statistiche.E2" chart:label-cell-address="Statistiche.B2:Statistiche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Impressioni</text:p>
                <draw:g>
                  <svg:desc>Statistiche.B2:Statistiche.B2</svg:desc>
                </draw:g>
              </table:table-cell>
              <table:table-cell office:value-type="float" office:value="613844">
                <text:p>613844</text:p>
                <draw:g>
                  <svg:desc>Statistiche.C2:Statistiche.E2</svg:desc>
                </draw:g>
              </table:table-cell>
              <table:table-cell office:value-type="float" office:value="468159">
                <text:p>468159</text:p>
              </table:table-cell>
              <table:table-cell office:value-type="float" office:value="392642">
                <text:p>3926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61cm" svg:height="8.402cm" xlink:href=".." xlink:type="simple" chart:class="chart:bar" chart:style-name="ch1">
        <chart:title svg:x="6.564cm" svg:y="0.303cm" chart:style-name="ch2">
          <text:p>Interesse Motori Ricerca</text:p>
        </chart:title>
        <chart:legend chart:legend-position="end" svg:x="16.744cm" svg:y="3.904cm" style:legend-expansion="high" chart:style-name="ch3"/>
        <chart:plot-area chart:style-name="ch4" table:cell-range-address="Statistiche.C1:Statistiche.E1 Statistiche.B3:Statistiche.E3" chart:data-source-has-labels="both" svg:x="0.815cm" svg:y="1.592cm" svg:width="15.199cm" svg:height="6.222cm">
          <chartooo:coordinate-region svg:x="2.059cm" svg:y="1.789cm" svg:width="13.955cm" svg:height="5.382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3:Statistiche.E3" chart:label-cell-address="Statistiche.B3:Statistiche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Click</text:p>
                <draw:g>
                  <svg:desc>Statistiche.B3:Statistiche.B3</svg:desc>
                </draw:g>
              </table:table-cell>
              <table:table-cell office:value-type="float" office:value="31078">
                <text:p>31078</text:p>
                <draw:g>
                  <svg:desc>Statistiche.C3:Statistiche.E3</svg:desc>
                </draw:g>
              </table:table-cell>
              <table:table-cell office:value-type="float" office:value="24701">
                <text:p>24701</text:p>
              </table:table-cell>
              <table:table-cell office:value-type="float" office:value="21172">
                <text:p>211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